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2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4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cm" fo:min-width="2.011cm" fo:padding-top="0cm" fo:padding-bottom="0cm" fo:padding-left="0cm" fo:padding-right="0cm"/>
    </style:style>
    <style:style style:name="gr5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cm" fo:min-width="0cm" fo:padding-top="0cm" fo:padding-bottom="0cm" fo:padding-left="0cm" fo:padding-right="0cm"/>
    </style:style>
    <style:style style:name="gr6" style:family="graphic" style:parent-style-name="standard">
      <style:graphic-properties draw:fill="none" draw:textarea-horizontal-align="justify" draw:textarea-vertical-align="middle" draw:auto-grow-height="false" fo:padding-top="0cm" fo:padding-bottom="0cm" fo:padding-left="0cm" fo:padding-right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 fo:padding-top="0cm" fo:padding-bottom="0cm" fo:padding-left="0cm" fo:padding-right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9pt"/>
    </style:style>
    <style:style style:name="P3" style:family="paragraph">
      <style:paragraph-properties fo:margin-left="0cm" fo:margin-right="0cm" fo:text-indent="0cm"/>
      <style:text-properties fo:color="#ff0000" fo:font-size="9pt" style:font-size-asian="18pt" style:font-size-complex="18pt"/>
    </style:style>
    <style:style style:name="P4" style:family="paragraph">
      <style:paragraph-properties fo:text-align="center"/>
      <style:text-properties fo:font-size="9pt"/>
    </style:style>
    <style:style style:name="P5" style:family="paragraph">
      <style:text-properties fo:color="#ff0000" fo:font-size="9pt"/>
    </style:style>
    <style:style style:name="T1" style:family="text">
      <style:text-properties fo:font-size="9pt"/>
    </style:style>
    <style:style style:name="T2" style:family="text">
      <style:text-properties fo:color="#ff0000" fo:font-size="9pt" style:font-size-asian="18pt" style:font-size-complex="18pt"/>
    </style:style>
    <style:style style:name="T3" style:family="text">
      <style:text-properties fo:color="#ff0000"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draw:layer="layout" svg:width="2.927cm" svg:height="0.747cm" svg:x="0.1cm" svg:y="2.494cm">
            <draw:text-box>
              <text:p text:style-name="P1"><text:span text:style-name="T1">regr_pr_av_coefoz</text:span></text:p>
              <text:p text:style-name="P1"><text:span text:style-name="T1">regr_pr_int_coefoz</text:span></text:p>
            </draw:text-box>
          </draw:frame>
          <draw:frame draw:style-name="gr2" draw:text-style-name="P3" draw:id="id1" draw:layer="layout" svg:width="2.804cm" svg:height="0.747cm" svg:x="1.309cm" svg:y="0.2cm">
            <draw:text-box>
              <text:p text:style-name="P1"><text:span text:style-name="T2">coefoz_LMDZ.nc</text:span></text:p>
              <text:p text:style-name="P1"><text:span text:style-name="T2">(c'est-à-dire ncid)</text:span></text:p>
            </draw:text-box>
          </draw:frame>
          <draw:frame draw:style-name="gr2" draw:text-style-name="P3" draw:id="id3" draw:layer="layout" svg:width="0.87cm" svg:height="0.374cm" svg:x="5.645cm" svg:y="0.2cm">
            <draw:text-box>
              <text:p text:style-name="P1"><text:span text:style-name="T2">julien</text:span></text:p>
            </draw:text-box>
          </draw:frame>
          <draw:frame draw:style-name="gr2" draw:text-style-name="P3" draw:id="id4" draw:layer="layout" svg:width="2.593cm" svg:height="0.374cm" svg:x="7.246cm" svg:y="0.2cm">
            <draw:text-box>
              <text:p text:style-name="P1"><text:span text:style-name="T2">nom de variable</text:span></text:p>
            </draw:text-box>
          </draw:frame>
          <draw:frame draw:style-name="gr3" draw:text-style-name="P2" draw:id="id2" draw:layer="layout" svg:width="3.033cm" svg:height="0.374cm" svg:x="4.046cm" svg:y="2.2cm">
            <draw:text-box>
              <text:p text:style-name="P1"><text:span text:style-name="T1">lecture au bon jour</text:span></text:p>
            </draw:text-box>
          </draw:frame>
          <draw:frame draw:style-name="gr2" draw:text-style-name="P3" draw:id="id5" draw:layer="layout" svg:width="4.201cm" svg:height="0.374cm" svg:x="3.546cm" svg:y="3.587cm">
            <draw:text-box>
              <text:p text:style-name="P1"><text:span text:style-name="T2">coefficient (jjm+1, n_plev)</text:span></text:p>
            </draw:text-box>
          </draw:frame>
          <draw:frame draw:style-name="gr3" draw:text-style-name="P2" draw:id="id6" draw:layer="layout" svg:width="3.638cm" svg:height="0.374cm" svg:x="3.846cm" svg:y="4.939cm">
            <draw:text-box>
              <text:p text:style-name="P1"><text:span text:style-name="T1">remaillage en pression</text:span></text:p>
            </draw:text-box>
          </draw:frame>
          <draw:frame draw:style-name="gr4" draw:text-style-name="P3" draw:id="id7" draw:layer="layout" svg:width="2.511cm" svg:height="0.747cm" svg:x="10.135cm" svg:y="3.2cm">
            <draw:text-box>
              <text:p text:style-name="P1"><text:span text:style-name="T2">p_lev ou press_in_edg</text:span></text:p>
            </draw:text-box>
          </draw:frame>
          <draw:frame draw:style-name="gr5" draw:text-style-name="P3" draw:id="id8" draw:layer="layout" svg:width="2.686cm" svg:height="1.493cm" svg:x="9.835cm" svg:y="4.2cm">
            <draw:text-box>
              <text:p text:style-name="P1"><text:span text:style-name="T2">[valeur supplémentaire du coefficient à pression nulle]</text:span></text:p>
            </draw:text-box>
          </draw:frame>
          <draw:custom-shape draw:style-name="gr6" draw:text-style-name="P4" draw:layer="layout" svg:width="5cm" svg:height="6.7cm" svg:x="3.146cm" svg:y="1.6cm"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7" draw:text-style-name="P4" draw:layer="layout" draw:type="line" svg:x1="2.711cm" svg:y1="0.947cm" svg:x2="5.562cm" svg:y2="2.2cm" draw:start-shape="id1" draw:start-glue-point="2" draw:end-shape="id2" draw:end-glue-point="0">
            <text:p text:style-name="P1"/>
          </draw:connector>
          <draw:connector draw:style-name="gr7" draw:text-style-name="P4" draw:layer="layout" draw:type="line" svg:x1="6.08cm" svg:y1="0.574cm" svg:x2="5.562cm" svg:y2="2.2cm" draw:start-shape="id3" draw:start-glue-point="2" draw:end-shape="id2" draw:end-glue-point="0">
            <text:p text:style-name="P1"/>
          </draw:connector>
          <draw:connector draw:style-name="gr7" draw:text-style-name="P4" draw:layer="layout" draw:type="line" svg:x1="8.542cm" svg:y1="0.574cm" svg:x2="5.562cm" svg:y2="2.2cm" draw:start-shape="id4" draw:start-glue-point="2" draw:end-shape="id2" draw:end-glue-point="0">
            <text:p text:style-name="P1"/>
          </draw:connector>
          <draw:connector draw:style-name="gr7" draw:text-style-name="P4" draw:layer="layout" draw:type="line" svg:x1="5.562cm" svg:y1="2.574cm" svg:x2="5.646cm" svg:y2="3.587cm" draw:start-shape="id2" draw:start-glue-point="2" draw:end-shape="id5" draw:end-glue-point="0">
            <text:p text:style-name="P1"/>
          </draw:connector>
          <draw:connector draw:style-name="gr7" draw:text-style-name="P4" draw:layer="layout" draw:type="line" svg:x1="5.646cm" svg:y1="3.961cm" svg:x2="5.665cm" svg:y2="4.939cm" draw:start-shape="id5" draw:start-glue-point="2" draw:end-shape="id6" draw:end-glue-point="0">
            <text:p text:style-name="P1"/>
          </draw:connector>
          <draw:connector draw:style-name="gr7" draw:text-style-name="P4" draw:layer="layout" draw:type="line" svg:x1="10.135cm" svg:y1="3.573cm" svg:x2="7.484cm" svg:y2="5.126cm" draw:start-shape="id7" draw:start-glue-point="3" draw:end-shape="id6" draw:end-glue-point="1">
            <text:p text:style-name="P1"/>
          </draw:connector>
          <draw:connector draw:style-name="gr7" draw:text-style-name="P4" draw:layer="layout" draw:type="line" svg:x1="9.835cm" svg:y1="4.946cm" svg:x2="7.484cm" svg:y2="5.126cm" draw:start-shape="id8" draw:start-glue-point="3" draw:end-shape="id6" draw:end-glue-point="1">
            <text:p text:style-name="P1"/>
          </draw:connector>
          <draw:frame draw:style-name="gr2" draw:text-style-name="P3" draw:id="id9" draw:layer="layout" svg:width="4.811cm" svg:height="0.374cm" svg:x="3.246cm" svg:y="6.387cm">
            <draw:text-box>
              <text:p text:style-name="P1"><text:span text:style-name="T2">coefficient (iim+1, jjm+1, llm)</text:span></text:p>
            </draw:text-box>
          </draw:frame>
          <draw:connector draw:style-name="gr7" draw:text-style-name="P4" draw:layer="layout" draw:type="line" svg:x1="5.665cm" svg:y1="5.313cm" svg:x2="5.651cm" svg:y2="6.387cm" draw:start-shape="id6" draw:start-glue-point="2" draw:end-shape="id9" draw:end-glue-point="0">
            <text:p text:style-name="P1"/>
          </draw:connector>
          <draw:frame draw:style-name="gr3" draw:text-style-name="P2" draw:id="id10" draw:layer="layout" svg:width="0.756cm" svg:height="0.374cm" svg:x="5.27cm" svg:y="7.594cm">
            <draw:text-box>
              <text:p text:style-name="P1"><text:span text:style-name="T1">pack</text:span></text:p>
            </draw:text-box>
          </draw:frame>
          <draw:frame draw:style-name="gr1" draw:text-style-name="P5" draw:id="id12" draw:layer="layout" svg:width="1.348cm" svg:height="0.374cm" svg:x="8.646cm" svg:y="7.3cm">
            <draw:text-box>
              <text:p text:style-name="P1"><text:span text:style-name="T3">dyn_phy</text:span></text:p>
            </draw:text-box>
          </draw:frame>
          <draw:frame draw:style-name="gr2" draw:text-style-name="P3" draw:id="id11" draw:layer="layout" svg:width="3.363cm" svg:height="0.374cm" svg:x="4.046cm" svg:y="9.087cm">
            <draw:text-box>
              <text:p text:style-name="P1"><text:span text:style-name="T2">coefficient (klon, llm)</text:span></text:p>
            </draw:text-box>
          </draw:frame>
          <draw:connector draw:style-name="gr7" draw:text-style-name="P4" draw:layer="layout" draw:type="line" svg:x1="5.648cm" svg:y1="7.968cm" svg:x2="5.727cm" svg:y2="9.087cm" draw:start-shape="id10" draw:start-glue-point="2" draw:end-shape="id11" draw:end-glue-point="0">
            <text:p text:style-name="P1"/>
          </draw:connector>
          <draw:connector draw:style-name="gr7" draw:text-style-name="P4" draw:layer="layout" draw:type="line" svg:x1="5.651cm" svg:y1="6.761cm" svg:x2="5.648cm" svg:y2="7.594cm" draw:start-shape="id9" draw:start-glue-point="2" draw:end-shape="id10" draw:end-glue-point="0">
            <text:p text:style-name="P1"/>
          </draw:connector>
          <draw:connector draw:style-name="gr7" draw:text-style-name="P4" draw:layer="layout" draw:type="line" svg:x1="8.646cm" svg:y1="7.487cm" svg:x2="6.026cm" svg:y2="7.781cm" draw:start-shape="id12" draw:start-glue-point="3" draw:end-shape="id10">
            <text:p text:style-name="P1"/>
          </draw:connector>
          <draw:frame draw:style-name="gr4" draw:text-style-name="P3" draw:id="id13" draw:layer="layout" svg:width="1.865cm" svg:height="0.374cm" svg:x="10.135cm" svg:y="2.3cm">
            <draw:text-box>
              <text:p text:style-name="P1"><text:span text:style-name="T2">pls ou p3d</text:span></text:p>
            </draw:text-box>
          </draw:frame>
          <draw:connector draw:style-name="gr7" draw:text-style-name="P4" draw:layer="layout" draw:type="line" svg:x1="10.135cm" svg:y1="2.487cm" svg:x2="7.484cm" svg:y2="5.126cm" draw:start-shape="id13" draw:start-glue-point="3">
            <text:p text:style-name="P1"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4-29T17:23:42</meta:creation-date>
    <dc:date>2008-08-07T18:42:00</dc:date>
    <dc:language>fr-FR</dc:language>
    <meta:editing-cycles>11</meta:editing-cycles>
    <meta:editing-duration>PT22M47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